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14261" officeooo:paragraph-rsid="00314261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14261" officeooo:paragraph-rsid="0033e68e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3fc3e" officeooo:paragraph-rsid="0033fc3e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#afd095"/>
    </style:style>
    <style:style style:name="P6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0ee24" officeooo:paragraph-rsid="0020ee24" style:text-blinking="false" fo:background-color="#afd095"/>
    </style:style>
    <style:style style:name="P7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c9211e" loext:opacity="100%" style:text-line-through-style="none" style:text-line-through-type="none" style:font-name="Arial" fo:font-size="11pt" fo:font-style="normal" style:text-underline-style="none" fo:font-weight="normal" style:text-blinking="false" fo:background-color="#afd095"/>
    </style:style>
    <style:style style:name="P8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#ffe994"/>
    </style:style>
    <style:style style:name="P9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5d05c" officeooo:paragraph-rsid="0035d05c" style:text-blinking="false" fo:background-color="#ffe994"/>
    </style:style>
    <style:style style:name="T1" style:family="text">
      <style:text-properties style:font-name="system-ui" fo:font-size="12pt" fo:letter-spacing="normal" fo:background-color="transparent" loext:char-shading-value="0" loext:padding-left="0cm" loext:padding-right="0cm" loext:padding-top="0cm" loext:padding-bottom="0.049cm" loext:border-left="none" loext:border-right="none" loext:border-top="none" loext:border-bottom="0.06pt solid #000000"/>
    </style:style>
    <style:style style:name="T2" style:family="text">
      <style:text-properties fo:color="#1f2937" loext:opacity="100%" fo:letter-spacing="normal" fo:background-color="transparent" loext:char-shading-value="0"/>
    </style:style>
    <style:style style:name="T3" style:family="text">
      <style:text-properties fo:color="#1f2937" loext:opacity="100%" style:font-name="system-ui" fo:font-size="12pt" fo:letter-spacing="normal" fo:background-color="transparent" loext:char-shading-value="0"/>
    </style:style>
    <style:style style:name="T4" style:family="text">
      <style:text-properties fo:background-color="#afd095" loext:char-shading-value="0"/>
    </style:style>
    <style:style style:name="T5" style:family="text">
      <style:text-properties fo:background-color="#afd095" loext:char-shading-value="0"/>
    </style:style>
    <style:style style:name="T6" style:family="text">
      <style:text-properties officeooo:rsid="0031d9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docs-internal-guid-1ca81b8e-7fff-97b2-4c92-bd8e541e9a0e"/>https://symfony.com/doc/current/routing.html</text:p>
      <text:p text:style-name="P5">https://symfony.com/doc/current/controller.html</text:p>
      <text:p text:style-name="P5">https://symfony.com/doc/current/configuration.html</text:p>
      <text:p text:style-name="P7">https://symfony.com/doc/current/components/dependency_injection.html</text:p>
      <text:p text:style-name="P7"><text:a xlink:type="simple" xlink:href="https://symfony.com/doc/current/reference/dic_tags.html" text:style-name="Internet_20_link" text:visited-style-name="Visited_20_Internet_20_Link">https://symfony.com/doc/current/reference/dic_tags.html</text:a></text:p>
      <text:p text:style-name="P7"/>
      <text:p text:style-name="P7"><text:a xlink:type="simple" xlink:href="https://symfony.com/doc/current/service_container/tags.html" text:style-name="Internet_20_link" text:visited-style-name="Visited_20_Internet_20_Link"><text:span text:style-name="T1">Теги службы</text:span></text:a><text:span text:style-name="T2"> — </text:span><text:span text:style-name="T3">это механизм, используемый </text:span><text:a xlink:type="simple" xlink:href="https://symfony.com/doc/current/components/dependency_injection.html" text:style-name="Internet_20_link" text:visited-style-name="Visited_20_Internet_20_Link"><text:span text:style-name="T1">компонентом DependencyInjection</text:span></text:a><text:span text:style-name="T2"> </text:span><text:span text:style-name="T3">для пометки служб, требующих специальной обработки, таких как консольные команды или расширения Twig.</text:span></text:p>
      <text:p text:style-name="P5"><text:a xlink:type="simple" xlink:href="https://symfony.com/doc/current/components/event_dispatcher.html" text:style-name="Internet_20_link" text:visited-style-name="Visited_20_Internet_20_Link">https://symfony.com/doc/current/components/event_dispatcher.html</text:a></text:p>
      <text:p text:style-name="P5"/>
      <text:p text:style-name="P6">(</text:p>
      <text:p text:style-name="P6"><text:tab/>Ничего не получилось с event dispatcher напрямую. Вроде суть понятна, но почему-то ничего не сработало. С событиями симфони всё более менее ясно, только вот у меня есть 2 события kernel.response и kernel.exception — я думал в зависимости от приоритета выпоняться будут, а они как-то по очереди попадают в event dispatcher и поэтому всегда последним выполняется response, хотя мб это и логично.</text:p>
      <text:p text:style-name="P6">)</text:p>
      <text:p text:style-name="P5">https://symfony.com/doc/current/reference/events.html</text:p>
      <text:p text:style-name="P1">https://symfony.com/doc/current/components/form.html</text:p>
      <text:p text:style-name="P5">https://symfony.com/doc/current/components/http_foundation.html</text:p>
      <text:p text:style-name="P1"><text:a xlink:type="simple" xlink:href="https://symfony.com/doc/current/components/http_kernel.html" text:style-name="Internet_20_link" text:visited-style-name="Visited_20_Internet_20_Link"><text:span text:style-name="T4">https://symfony.com/doc/current/components/http_kernel.html</text:span></text:a></text:p>
      <text:p text:style-name="P1"><text:a xlink:type="simple" xlink:href="https://symfony.com/doc/current/components/messenger.html" text:style-name="Internet_20_link" text:visited-style-name="Visited_20_Internet_20_Link"><text:span text:style-name="T5">https://symfony.com/doc/current/components/messenger.html</text:span></text:a></text:p>
      <text:p text:style-name="P2">(</text:p>
      <text:p text:style-name="P2"><text:s text:c="3"/><text:tab/>Ваш собственный отправитель <text:tab/><text:a xlink:type="simple" xlink:href="https://symfony.com/doc/current/components/messenger.html#your-own-sender" text:style-name="Internet_20_link" text:visited-style-name="Visited_20_Internet_20_Link">https://symfony.com/doc/current/components/messenger.html#your-own-sender</text:a></text:p>
      <text:p text:style-name="P2"><text:tab/>(Не понятно где потом вызывать этот send)</text:p>
      <text:p text:style-name="P2"><text:tab/><text:span text:style-name="T6">Даже не стал пытаться повторить это<text:line-break/><text:tab/></text:span><text:a xlink:type="simple" xlink:href="https://symfony.com/doc/current/components/messenger.html#your-own-receiver" text:style-name="Internet_20_link" text:visited-style-name="Visited_20_Internet_20_Link"><text:span text:style-name="T6">https://symfony.com/doc/current/components/messenger.html#your-own-receiver</text:span></text:a></text:p>
      <text:p text:style-name="P2"/>
      <text:p text:style-name="P3"><text:tab/><text:a xlink:type="simple" xlink:href="https://symfony.com/doc/current/messenger.html#amqp-transport" text:style-name="Internet_20_link" text:visited-style-name="Visited_20_Internet_20_Link">https://symfony.com/doc/current/messenger.html#amqp-transport</text:a></text:p>
      <text:p text:style-name="P3"/>
      <text:p text:style-name="P4">Ситуация такая — была добавлена очередь, и в нее добавлялись сообщения, затем переключились на другую очередь, но сообщения также приходят во все. Вопрос — почему?</text:p>
      <text:p text:style-name="P3"/>
      <text:p text:style-name="P3"><text:tab/></text:p>
      <text:p text:style-name="P2">)</text:p>
      <text:p text:style-name="P8"><text:a xlink:type="simple" xlink:href="https://symfony.com/doc/current/components/security.html" text:style-name="Internet_20_link" text:visited-style-name="Visited_20_Internet_20_Link">https://symfony.com/doc/current/components/security.html</text:a></text:p>
      <text:p text:style-name="P9">(Не смотрел второй раз lexic bundle и refresh token bundle)</text:p>
      <text:p text:style-name="P1">https://symfony.com/doc/current/components/serializer.html</text:p>
      <text:p text:style-name="P1">https://symfony.com/doc/current/components/validator.html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09:58:05.448303909</meta:creation-date>
    <dc:date>2022-12-23T12:57:33.534297357</dc:date>
    <meta:editing-duration>PT15H45M13S</meta:editing-duration>
    <meta:editing-cycles>8</meta:editing-cycles>
    <meta:generator>LibreOffice/7.3.6.2$Linux_X86_64 LibreOffice_project/30$Build-2</meta:generator>
    <meta:document-statistic meta:table-count="0" meta:image-count="0" meta:object-count="0" meta:page-count="1" meta:paragraph-count="28" meta:word-count="150" meta:character-count="1902" meta:non-whitespace-character-count="1762"/>
  </office:meta>
</office:document-meta>
</file>